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nso (planilla.numero, planilla.fecha, encuestado.edad, encuestado.sexo, encuestado.ing-mensual, encuestado.profesion, encuestado.niv-instruc, encuestado.num-ci, encuestado.nombre, jgfamiliar.nacimiento, jgfamiliar.forma-cobro, jgfamiliar.trabaja, jgfamiliar.dedic-actual, jgfamiliar.mail, jgfamiliar.tel.cel, jgfamiliar.tel.hab, jgfamiliar.tel.of, sit-comunidad.ventajas, sit-comunidad.desventajas, comunidad.nombre, comunidad.dir.numero, comunidad.dir.calle<text:span text:style-name="T1">, sector.nombre, municipio.nombre, parroquia.nombre, estado.nombre, sit-laboral.tarjeta, sit-laboral.cesta-ticket, sit-laboral.cta-banco, sit-laboral.ing-familiar, sit-laboral.com-casa, sit-laboral.clase-trabajo, vivienda.mascotas, vivienda.plagas, vivienda.cond-salubridad, vivienda.enseres, vivienda.mat.techo, vivienda.mat.paredes, vivienda.terr-propio, vivienda.tenencia, vivienda.tipc, vivienda.ocv, servicios.serv-comunales, servicios.rec-basura, servicios.transporte, servicios.medios, servicios.telefonia, servicios.electricidad, servicios.gas, servicios.aguas-servidas, servicios.aguas-blancas, salud.hist-familiar, salud.requiere-ayuda, sit-exclucion.tercera-edad, sit-exclucion.discapacitados, sit-exclucion.enf-terminarles, sit-exclucion.indigentes, sit-exclucion.niños-calle, part-comuni.propia, part-comuni.familia, part-comuni.existen-oc, part-comuni.admin-rec, part-comuni.constitucion, part-comuni.sabe, part-comuni.apoya, part-comuni.area, part-comuni.mision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3T17:09:42</meta:creation-date>
    <dc:date>2009-09-13T17:29:44</dc:date>
    <meta:editing-duration>PT00H20M04S</meta:editing-duration>
    <meta:editing-cycles>10</meta:editing-cycles>
    <meta:generator>OpenOffice.org/3.0$Unix OpenOffice.org_project/300m15$Build-9379</meta:generator>
    <meta:document-statistic meta:table-count="0" meta:image-count="0" meta:object-count="0" meta:page-count="1" meta:paragraph-count="1" meta:word-count="68" meta:character-count="1439"/>
    <meta:user-defined meta:name="Información 1"/>
    <meta:user-defined meta:name="Información 2"/>
    <meta:user-defined meta:name="Información 3"/>
    <meta:user-defined meta:name="Información 4"/>
  </office:meta>
</office:document-meta>
</file>